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4.1cm">
          <draw:text-box>
            <text:p><text:span text:style-name="T1">i</text:span></text:p>
          </draw:text-box>
        </draw:frame>
        <draw:frame draw:style-name="gr3" draw:text-style-name="P2" draw:layer="layout" svg:width="14.989cm" svg:height="8.431cm" svg:x="0.011cm" svg:y="1.0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6:51:31.204110209</dc:date>
    <meta:editing-duration>PT4M</meta:editing-duration>
    <meta:editing-cycles>22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9cm" svg:height="8.432cm" xlink:href="." xlink:type="simple" chart:class="chart:scatter" chart:style-name="ch1">
        <chart:plot-area chart:style-name="ch2" chart:data-source-has-labels="both" svg:x="0.299cm" svg:y="0.168cm" svg:width="14.392cm" svg:height="8.096cm">
          <chart:coordinate-region svg:x="0.841cm" svg:y="0.367cm" svg:width="13.756cm" svg:height="7.69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06161699786838E-016">
                <text:p>3.06161699786838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33012701892219">
                <text:p>4.33012701892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33012701892219">
                <text:p>4.33012701892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06161699786838E-016">
                <text:p>3.06161699786838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.33012701892219">
                <text:p>-4.33012701892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4.3301270189222">
                <text:p>-4.3301270189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9.18485099360515E-016">
                <text:p>-9.18485099360515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33012701892219">
                <text:p>4.33012701892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3301270189222">
                <text:p>4.3301270189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3080849893419E-015">
                <text:p>1.53080849893419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